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39273" officeooo:paragraph-rsid="00139273"/>
    </style:style>
    <style:style style:name="P2" style:family="paragraph" style:parent-style-name="Standard">
      <style:text-properties fo:font-weight="bold" officeooo:rsid="00139273" officeooo:paragraph-rsid="00139273" style:font-weight-asian="bold" style:font-weight-complex="bold"/>
    </style:style>
    <style:style style:name="T1" style:family="text">
      <style:text-properties fo:font-weight="normal" style:font-weight-asian="normal" style:font-weight-complex="normal"/>
    </style:style>
    <style:style style:name="T2" style:family="text">
      <style:text-properties style:font-name="Courier 10 Pitch"/>
    </style:style>
    <style:style style:name="T3" style:family="text">
      <style:text-properties style:font-name="Courier 10 Pitch" fo:font-weight="normal" style:font-weight-asian="normal" style:font-weight-complex="normal"/>
    </style:style>
    <style:style style:name="T4" style:family="text">
      <style:text-properties style:font-name="Liberation Serif"/>
    </style:style>
    <style:style style:name="T5" style:family="text">
      <style:text-properties style:font-name="Liberation Serif"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hn S. Burke</text:p>
      <text:p text:style-name="P1">EC 527</text:p>
      <text:p text:style-name="P1">Lab 7</text:p>
      <text:p text:style-name="P1"/>
      <text:p text:style-name="P2">Part 1: <text:span text:style-name="T1">Ran the tutorial as requested.</text:span></text:p>
      <text:p text:style-name="P2"><text:span text:style-name="T1"/></text:p>
      <text:p text:style-name="P2">Part 2: <text:span text:style-name="T1">Simplified SOR</text:span></text:p>
      <text:p text:style-name="P2"><text:span text:style-name="T1"/></text:p>
      <text:p text:style-name="P2"><text:span text:style-name="T1">Code in zip file</text:span></text:p>
      <text:p text:style-name="P2"><text:span text:style-name="T1"/></text:p>
      <text:p text:style-name="P2"><text:span text:style-name="T1">Tested two cases, one where GPU had syncthreads, and another where it was removed. <text:s/>Both cases met the tolerance imposed by comparison to GPU execution.</text:span></text:p>
      <text:p text:style-name="P2"><text:span text:style-name="T1"/></text:p>
      <text:p text:style-name="P2"><text:span text:style-name="T1">With syncthreads the GPU took </text:span><text:span text:style-name="T3">437022 ms </text:span><text:span text:style-name="T5">and the CPU took </text:span><text:span text:style-name="T3">107750 ms.</text:span><text:span text:style-name="T5"> <text:s/>This first of all shows the cost of syncthreads, and second of all shows that the parallelism the GPU can leveraged wasn't fully used and that the cost of data transfer and other overheads made the CPU a faster execution.</text:span></text:p>
      <text:p text:style-name="P2"><text:span text:style-name="T5"/></text:p>
      <text:p text:style-name="P2"><text:span text:style-name="T5">Without syncthreads the GPU took </text:span><text:span text:style-name="T3">234675 ms </text:span><text:span text:style-name="T5">and the CPU took </text:span><text:span text:style-name="T3">107750 ms. <text:s/></text:span><text:span text:style-name="T5">This exemplifies the overhead of syncthreads in general in comparison to the last and shows again the overhead of using the GPU in general.</text:span></text:p>
      <text:p text:style-name="P2"><text:span text:style-name="T5"/></text:p>
      <text:p text:style-name="P2"><text:span text:style-name="T4">Part 3: </text:span><text:span text:style-name="T5">Multiple Blocks</text:span></text:p>
      <text:p text:style-name="P2"><text:span text:style-name="T5"/></text:p>
      <text:p text:style-name="P2"><text:span text:style-name="T5">Code in zip file</text:span></text:p>
      <text:p text:style-name="P2"><text:span text:style-name="T5"/></text:p>
      <text:p text:style-name="P2"><text:span text:style-name="T5">Since we were given the constraint of blocks with 16x16 threads, but each thread was now working on a single output element, a grid of various blocks had to be used. <text:s/>Since the array is 2048x2048 floats, 128x128 blocks were needed for the grid.</text:span></text:p>
      <text:p text:style-name="P2"><text:span text:style-name="T5"/></text:p>
      <text:p text:style-name="P2"><text:span text:style-name="T5">Furthermore, we had the host controlling the 2000 iterations rather than the kernel. <text:s/>This is better because when depedencies in data are presented in problems like SOR, we want to syncthreads. <text:s/>However, as seen in the last example, this has extreme overhead. <text:s/>Also, we cannot synchronize threads across blocks since they are independent, so having the kernel do a single iteration is the natural result.</text:span></text:p>
      <text:p text:style-name="P2"><text:span text:style-name="T5"/></text:p>
      <text:p text:style-name="P2"><text:span text:style-name="T5">Again, the GPU code met the tolerance requirements in comparison to the CPU. <text:s/>This time the GPU took </text:span><text:span text:style-name="T3">19699 ms </text:span><text:span text:style-name="T5">and the CPU took </text:span><text:span text:style-name="T3">107479 ms</text:span><text:span text:style-name="T5">, much like in part 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urke </meta:initial-creator>
    <meta:creation-date>2017-04-03T07:39:43.979376827</meta:creation-date>
    <dc:date>2017-04-03T07:52:23.713914502</dc:date>
    <dc:creator>Burke </dc:creator>
    <meta:editing-duration>PT12M40S</meta:editing-duration>
    <meta:editing-cycles>1</meta:editing-cycles>
    <meta:document-statistic meta:table-count="0" meta:image-count="0" meta:object-count="0" meta:page-count="1" meta:paragraph-count="14" meta:word-count="285" meta:character-count="1598" meta:non-whitespace-character-count="1319"/>
    <meta:generator>LibreOffice/4.3.7.2$Linux_X86_64 LibreOffice_project/430$Build-2</meta:generator>
  </office:meta>
</office:document-meta>
</file>